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ff0000" officeooo:rsid="001f8e15" officeooo:paragraph-rsid="001f8e15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style:text-underline-style="solid" style:text-underline-width="auto" style:text-underline-color="font-color" officeooo:rsid="001f8e15" officeooo:paragraph-rsid="001f8e15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ff0000" style:text-underline-style="none" officeooo:rsid="001f8e15" officeooo:paragraph-rsid="001f8e15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paragraph-rsid="001f8e15"/>
    </style:style>
    <style:style style:name="P8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2378fa"/>
    </style:style>
    <style:style style:name="P10" style:family="paragraph" style:parent-style-name="Standard">
      <style:paragraph-properties fo:margin-left="0.5in" fo:margin-right="0in" fo:text-indent="0in" style:auto-text-indent="false" fo:keep-with-next="always" style:writing-mode="lr-tb"/>
      <style:text-properties officeooo:paragraph-rsid="001f8e15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officeooo:paragraph-rsid="0024798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f8e15"/>
    </style:style>
    <style:style style:name="T3" style:family="text">
      <style:text-properties style:use-window-font-color="true" officeooo:rsid="001dca52"/>
    </style:style>
    <style:style style:name="T4" style:family="text">
      <style:text-properties style:use-window-font-color="true" fo:language="sv" fo:country="SE"/>
    </style:style>
    <style:style style:name="T5" style:family="text">
      <style:text-properties style:use-window-font-color="true" fo:language="sv" fo:country="SE" officeooo:rsid="001f8e15"/>
    </style:style>
    <style:style style:name="T6" style:family="text">
      <style:text-properties style:use-window-font-color="true" fo:language="sv" fo:country="SE" style:text-underline-style="none"/>
    </style:style>
    <style:style style:name="T7" style:family="text">
      <style:text-properties style:use-window-font-color="true" fo:language="sv" fo:country="SE" style:text-underline-style="none" officeooo:rsid="001f8e15"/>
    </style:style>
    <style:style style:name="T8" style:family="text">
      <style:text-properties style:use-window-font-color="true" fo:language="sv" fo:country="SE" style:text-underline-style="none" officeooo:rsid="001dca52"/>
    </style:style>
    <style:style style:name="T9" style:family="text">
      <style:text-properties style:use-window-font-color="true" officeooo:rsid="0024798d"/>
    </style:style>
    <style:style style:name="T10" style:family="text">
      <style:text-properties fo:color="#ff0000" fo:language="sv" fo:country="SE"/>
    </style:style>
    <style:style style:name="T11" style:family="text">
      <style:text-properties fo:color="#ff0000" fo:language="sv" fo:country="SE" style:text-underline-style="none"/>
    </style:style>
    <style:style style:name="T12" style:family="text">
      <style:text-properties fo:color="#ff0000" fo:language="sv" fo:country="SE" officeooo:rsid="001f8e15"/>
    </style:style>
    <style:style style:name="T13" style:family="text">
      <style:text-properties fo:language="sv" fo:country="SE"/>
    </style:style>
    <style:style style:name="T14" style:family="text">
      <style:text-properties officeooo:rsid="001dca52"/>
    </style:style>
    <style:style style:name="T15" style:family="text">
      <style:text-properties officeooo:rsid="001f8e15"/>
    </style:style>
    <style:style style:name="T16" style:family="text">
      <style:text-properties officeooo:rsid="00206ac9"/>
    </style:style>
    <style:style style:name="T17" style:family="text">
      <style:text-properties officeooo:rsid="002378fa"/>
    </style:style>
    <style:style style:name="T18" style:family="text">
      <style:text-properties officeooo:rsid="00247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11" text:outline-level="1">Inventory of Files for a Submission/Revision/Finalization</text:h>
      <text:p text:style-name="P1">Document Number:<text:span text:style-name="T1"> </text:span><text:span text:style-name="T3">ad/16-</text:span><text:span text:style-name="T9">12-04</text:span></text:p>
      <text:p text:style-name="Standard"/>
      <text:p text:style-name="Standard">Name of Submission: <text:span text:style-name="T3">PSSM Revised Submission</text:span></text:p>
      <text:p text:style-name="Standard"/>
      <text:p text:style-name="Standard">Primary Contact for this Submission: <text:span text:style-name="T3">Ed Seidewitz</text:span></text:p>
      <text:p text:style-name="Standard"/>
      <text:p text:style-name="Standard">Primary Specification:</text:p>
      <text:p text:style-name="P3">Assigned Acronym: <text:span text:style-name="T3">PSSM</text:span></text:p>
      <text:p text:style-name="Standard"/>
      <text:p text:style-name="P3">Title: <text:span text:style-name="T14">Precise Semantics for UML State Machines (PSSM)</text:span></text:p>
      <text:p text:style-name="P3">Doc Number: <text:span text:style-name="T14">ad/16-11-01</text:span></text:p>
      <text:p text:style-name="P3">Description: <text:span text:style-name="T14">Specification document</text:span></text:p>
      <text:p text:style-name="P3">Normative?: <text:span text:style-name="T3">Yes</text:span></text:p>
      <text:p text:style-name="P3"><text:span text:style-name="T13">URL: <text:s text:c="11"/></text:span><text:span text:style-name="Internet_20_link"><text:span text:style-name="T6">http://www.omg.org/spec/</text:span></text:span><text:span text:style-name="Internet_20_link"><text:span text:style-name="T8">PSSM/1.0</text:span></text:span></text:p>
      <text:p text:style-name="Standard"/>
      <text:p text:style-name="Standard">Additional Documents:</text:p>
      <text:p text:style-name="P13">Title: <text:span text:style-name="T18">PSSM Revised Submission Errata</text:span></text:p>
      <text:p text:style-name="P13">Doc Number: <text:span text:style-name="T14">ad/16-12-03</text:span></text:p>
      <text:p text:style-name="P13">Description: <text:span text:style-name="T18">Errata document</text:span></text:p>
      <text:p text:style-name="P13">Normative?: <text:span text:style-name="T3">Yes</text:span></text:p>
      <text:p text:style-name="P2"/>
      <text:p text:style-name="Standard">Machine consumable file(s): </text:p>
      <text:p text:style-name="P3">Version: <text:span text:style-name="T3">20161101</text:span></text:p>
      <text:p text:style-name="P3"/>
      <text:p text:style-name="P7">Description: <text:span text:style-name="T14">PSSM syntax subset metamodel XMI</text:span></text:p>
      <text:p text:style-name="P7">Doc Number: <text:span text:style-name="T3">ad/16-11-02</text:span></text:p>
      <text:p text:style-name="P7">Filename: <text:span text:style-name="T3">PSSM_Syntax.xmi</text:span></text:p>
      <text:p text:style-name="P7">Normative?: <text:span text:style-name="T3">Yes</text:span></text:p>
      <text:p text:style-name="P7">Dependencies: <text:span text:style-name="T17">PSCS_Syntax.xmi, fUML_Syntax.xmi, UML.xmi</text:span></text:p>
      <text:p text:style-name="P7"><text:span text:style-name="T4">URL: <text:s text:c="10"/></text:span><text:span text:style-name="T10"><text:s/></text:span><text:span text:style-name="Internet_20_link"><text:span text:style-name="T6">http://www.omg.org/spec/</text:span></text:span><text:span text:style-name="Internet_20_link"><text:span text:style-name="T8">PSSM/</text:span></text:span><text:span text:style-name="Internet_20_link"><text:span text:style-name="T7">20161101/PSSM_Syntax.xmi</text:span></text:span></text:p>
      <text:p text:style-name="P7"><text:span text:style-name="Internet_20_link"><text:span text:style-name="T5"/></text:span></text:p>
      <text:p text:style-name="P7">Description: <text:span text:style-name="T14">PSSM semantic model XMI</text:span></text:p>
      <text:p text:style-name="P7">Doc Number: <text:span text:style-name="T3">ad/16-11-0</text:span><text:span text:style-name="T2">3</text:span></text:p>
      <text:p text:style-name="P7">Filename: <text:span text:style-name="T3">PSSM_</text:span><text:span text:style-name="T2">Semantics</text:span><text:span text:style-name="T3">.xmi</text:span></text:p>
      <text:p text:style-name="P7">Normative?: <text:span text:style-name="T3">Yes</text:span></text:p>
      <text:p text:style-name="P7">Dependencies: <text:span text:style-name="T17">PSCS_Semantics.xmi, fUML_Semantics.xmi, PSSM_Syntax.xmi, <text:tab/><text:tab/>fUML_Syntax.xmi, UML.xmi</text:span></text:p>
      <text:p text:style-name="P7"><text:span text:style-name="T4">URL: <text:s text:c="10"/></text:span><text:span text:style-name="T10"><text:s/></text:span><text:span text:style-name="Internet_20_link"><text:span text:style-name="T6">http://www.omg.org/spec/</text:span></text:span><text:span text:style-name="Internet_20_link"><text:span text:style-name="T8">PSSM/</text:span></text:span><text:span text:style-name="Internet_20_link"><text:span text:style-name="T7">20161101/PSSM_Semantics.xmi</text:span></text:span></text:p>
      <text:p text:style-name="P6"/>
      <text:p text:style-name="P8"><text:soft-page-break/>Description: <text:span text:style-name="T14">PSSM test suite model XMI</text:span></text:p>
      <text:p text:style-name="P8">Doc Number: <text:span text:style-name="T3">ad/16-11-0</text:span><text:span text:style-name="T2">4</text:span></text:p>
      <text:p text:style-name="P10">Filename: <text:span text:style-name="T3">PSSM_</text:span><text:span text:style-name="T2">TestSuite</text:span><text:span text:style-name="T3">.xmi</text:span></text:p>
      <text:p text:style-name="P8">Normative?: <text:span text:style-name="T3">Yes</text:span></text:p>
      <text:p text:style-name="P9">Dependencies: <text:span text:style-name="T17">Alf-Library.xmi, fUML_Library.xmi</text:span></text:p>
      <text:p text:style-name="P7"><text:span text:style-name="T4">URL: <text:s text:c="10"/></text:span><text:span text:style-name="T11"><text:s/></text:span><text:span text:style-name="Internet_20_link"><text:span text:style-name="T6">http://www.omg.org/spec/</text:span></text:span><text:span text:style-name="Internet_20_link"><text:span text:style-name="T8">PSSM/</text:span></text:span><text:span text:style-name="Internet_20_link"><text:span text:style-name="T7">20161101/PSSM_TestSuite.xm</text:span></text:span><text:span text:style-name="T7">i</text:span></text:p>
      <text:p text:style-name="P4"/>
      <text:p text:style-name="P7">Description: <text:span text:style-name="T16">fUML revised syntax subset metamodel XMI</text:span></text:p>
      <text:p text:style-name="P7">Doc Number: <text:span text:style-name="T3">ad/16-11-0</text:span><text:span text:style-name="T2">5</text:span></text:p>
      <text:p text:style-name="P7">Filename: <text:span text:style-name="T15">fUML</text:span><text:span text:style-name="T3">_Syntax.xmi</text:span></text:p>
      <text:p text:style-name="P7">Normative?: <text:span text:style-name="T3">Yes</text:span></text:p>
      <text:p text:style-name="P7">Dependencies: <text:span text:style-name="T17">UML.xmi</text:span></text:p>
      <text:p text:style-name="P7"><text:span text:style-name="T4">URL: <text:s text:c="7"/></text:span><text:span text:style-name="T6"><text:s text:c="3"/></text:span><text:span text:style-name="Internet_20_link"><text:span text:style-name="T7">http://www.omg.org/spec/F</text:span></text:span><text:span text:style-name="T7">UML</text:span><text:span text:style-name="Internet_20_link"><text:span text:style-name="T8">/</text:span></text:span><text:span text:style-name="Internet_20_link"><text:span text:style-name="T7">20161101/PSSM_Syntax.xmi</text:span></text:span></text:p>
      <text:p text:style-name="P5"/>
      <text:p text:style-name="P7">Description: <text:span text:style-name="T16">fUML revised semantics model XMI</text:span></text:p>
      <text:p text:style-name="P7">Doc Number: <text:span text:style-name="T3">ad/16-11-0</text:span><text:span text:style-name="T2">6</text:span></text:p>
      <text:p text:style-name="P7">Filename: <text:span text:style-name="T15">fUML_Semantics</text:span><text:span text:style-name="T3">.xmi</text:span></text:p>
      <text:p text:style-name="P7">Normative?: <text:span text:style-name="T3">Yes</text:span></text:p>
      <text:p text:style-name="P7">Dependencies: <text:span text:style-name="T17">UML.xmi</text:span></text:p>
      <text:p text:style-name="P7"><text:span text:style-name="T4">URL: <text:s text:c="10"/></text:span><text:span text:style-name="T10"><text:s/></text:span><text:span text:style-name="Internet_20_link"><text:span text:style-name="T6">http://www.omg.org/spec/</text:span></text:span><text:span text:style-name="Internet_20_link"><text:span text:style-name="T7">FUML</text:span></text:span><text:span text:style-name="Internet_20_link"><text:span text:style-name="T8">/</text:span></text:span><text:span text:style-name="Internet_20_link"><text:span text:style-name="T7">20161101/FUML_Semantics.xmi</text:span></text:span></text:p>
      <text:p text:style-name="P4"/>
      <text:p text:style-name="P7">Description: <text:span text:style-name="T16">Revised PSCS syntax subset metamodel XMI</text:span></text:p>
      <text:p text:style-name="P7">Doc Number: <text:span text:style-name="T3">ad/16-11-0</text:span><text:span text:style-name="T2">7</text:span></text:p>
      <text:p text:style-name="P7">Filename: <text:span text:style-name="T3">PS</text:span><text:span text:style-name="T2">CS</text:span><text:span text:style-name="T3">_Syntax.xmi</text:span></text:p>
      <text:p text:style-name="P7">Normative?: <text:span text:style-name="T3">Yes</text:span></text:p>
      <text:p text:style-name="P7">Dependencies: <text:span text:style-name="T17">UML.xmi</text:span></text:p>
      <text:p text:style-name="P7"><text:span text:style-name="T4">URL: <text:s text:c="10"/></text:span><text:span text:style-name="T10"><text:s/></text:span><text:span text:style-name="Internet_20_link"><text:span text:style-name="T6">http://www.omg.org/spec/</text:span></text:span><text:span text:style-name="Internet_20_link"><text:span text:style-name="T7">PSCS</text:span></text:span><text:span text:style-name="Internet_20_link"><text:span text:style-name="T8">/</text:span></text:span><text:span text:style-name="Internet_20_link"><text:span text:style-name="T7">20161101/PSCS_Syntax.xmi</text:span></text:span></text:p>
      <text:p text:style-name="P4"/>
      <text:p text:style-name="P7">Description: <text:span text:style-name="T16">Revised PSCS semantics model XMI</text:span></text:p>
      <text:p text:style-name="P7">Doc Number: <text:span text:style-name="T3">ad/16-11-0</text:span><text:span text:style-name="T2">8</text:span></text:p>
      <text:p text:style-name="P7">Filename: <text:span text:style-name="T3">PS</text:span><text:span text:style-name="T2">CS</text:span><text:span text:style-name="T3">_</text:span><text:span text:style-name="T2">Semantics</text:span><text:span text:style-name="T3">.xmi</text:span></text:p>
      <text:p text:style-name="P7">Normative?: <text:span text:style-name="T3">Yes</text:span></text:p>
      <text:p text:style-name="P7">Dependencies: <text:span text:style-name="T17">fUML_Semantics.xmi, UML.xmi</text:span></text:p>
      <text:p text:style-name="P7"><text:span text:style-name="T4">URL: <text:s text:c="10"/></text:span><text:span text:style-name="Internet_20_link"><text:span text:style-name="T12"><text:s/></text:span></text:span><text:span text:style-name="Internet_20_link"><text:span text:style-name="T7">http://www.omg.org/spec/PSCS</text:span></text:span><text:span text:style-name="Internet_20_link"><text:span text:style-name="T8">/</text:span></text:span><text:span text:style-name="Internet_20_link"><text:span text:style-name="T7">20161101/PSCS_Semantics.xmi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/>
    </style:style>
    <style:style style:name="MT2" style:family="text">
      <style:text-properties style:use-window-font-color="true" officeooo:rsid="001f8e15"/>
    </style:style>
    <style:style style:name="MT3" style:family="text">
      <style:text-properties style:use-window-font-color="true" officeooo:rsid="0024798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Submission Inventory<text:tab/><text:tab/>Template version: smsc/12-02-01</text:p>
      </style:header>
      <style:footer>
        <text:p text:style-name="Footer">Doc Number:<text:span text:style-name="MT1"> </text:span><text:span text:style-name="MT2">ad/16-1</text:span><text:span text:style-name="MT3">2-04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ed Template for Inventory of Files for a Submission/Revision/Finalization</dc:title>
    <meta:initial-creator>Mukerji</meta:initial-creator>
    <meta:creation-date>2012-02-03T09:28:00</meta:creation-date>
    <dc:date>2016-12-06T16:45:10.516130000</dc:date>
    <meta:editing-cycles>12</meta:editing-cycles>
    <meta:editing-duration>PT44M42S</meta:editing-duration>
    <meta:generator>LibreOffice/5.2.0.4$MacOSX_X86_64 LibreOffice_project/066b007f5ebcc236395c7d282ba488bca6720265</meta:generator>
    <meta:document-statistic meta:table-count="0" meta:image-count="0" meta:object-count="0" meta:page-count="2" meta:paragraph-count="62" meta:word-count="201" meta:character-count="2206" meta:non-whitespace-character-count="1976"/>
    <meta:user-defined meta:name="Info 1"/>
    <meta:user-defined meta:name="Info 2"/>
    <meta:user-defined meta:name="Info 3"/>
    <meta:user-defined meta:name="Info 4"/>
  </office:meta>
</office:document-meta>
</file>